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99cm"/>
    </style:style>
    <style:style style:name="co2" style:family="table-column">
      <style:table-column-properties fo:break-before="auto" style:column-width="2.824cm"/>
    </style:style>
    <style:style style:name="co3" style:family="table-column">
      <style:table-column-properties fo:break-before="auto" style:column-width="1.66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Heading" style:data-style-name="N40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108"/>
    <style:style style:name="ce3" style:family="table-cell" style:parent-style-name="Default" style:data-style-name="N108"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 style:data-style-name="N40">
      <style:table-cell-properties fo:background-color="#00ccff" style:cell-protect="none" style:print-content="true"/>
    </style:style>
    <style:style style:name="ce5" style:family="table-cell" style:parent-style-name="Default" style:data-style-name="N40"/>
    <style:style style:name="ce6" style:family="table-cell" style:parent-style-name="Default" style:data-style-name="N40">
      <style:table-cell-properties style:cell-protect="none" style:print-content="true"/>
    </style:style>
    <style:style style:name="ce7" style:family="table-cell" style:parent-style-name="Default" style:data-style-name="N109"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ackground-color="#00ccff" style:cell-protect="none" style:print-content="tru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 style:data-style-name="N109">
      <style:table-cell-properties style:text-align-source="fix" style:repeat-content="false"/>
      <style:paragraph-properties fo:text-align="start" fo:margin-left="0c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/>
      <table:table table:name="Zeitabrechnung" table:style-name="ta1" table:protected="true">
        <table:table-column table:style-name="co1" table:default-cell-style-name="ce2"/>
        <table:table-column table:style-name="co2" table:number-columns-repeated="3" table:default-cell-style-name="ce5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Zeitabrechnung SoPra Entwickler-Team</text:p>
          </table:table-cell>
          <table:table-cell table:style-name="Default"/>
          <table:table-cell table:number-columns-repeated="2"/>
          <table:table-cell office:value-type="string">
            <text:p>Nummer:</text:p>
          </table:table-cell>
          <table:table-cell table:style-name="ce8" office:value-type="float" office:value="25">
            <text:p>25</text:p>
          </table:table-cell>
        </table:table-row>
        <table:table-row table:style-name="ro2">
          <table:table-cell/>
          <table:table-cell table:style-name="ce4" office:value-type="string">
            <text:p>NAME</text:p>
          </table:table-cell>
          <table:table-cell table:style-name="ce4" office:value-type="string">
            <text:p>Altvater, Konstantin</text:p>
          </table:table-cell>
          <table:table-cell table:style-name="ce4" office:value-type="string">
            <text:p>NAME</text:p>
          </table:table-cell>
          <table:table-cell table:number-columns-repeated="2"/>
        </table:table-row>
        <table:table-row table:style-name="ro2">
          <table:table-cell office:value-type="string">
            <text:p>Datum</text:p>
          </table:table-cell>
          <table:table-cell office:value-type="string">
            <text:p>Entwickler 1</text:p>
          </table:table-cell>
          <table:table-cell office:value-type="string">
            <text:p>Entwickler 2</text:p>
          </table:table-cell>
          <table:table-cell office:value-type="string">
            <text:p>Entwickler 3</text:p>
          </table:table-cell>
          <table:table-cell table:number-columns-repeated="2"/>
        </table:table-row>
        <table:table-row table:style-name="ro2">
          <table:table-cell office:value-type="date" office:date-value="2015-10-12">
            <text:p>Montag, 2015-10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13">
            <text:p>Dienstag, 2015-10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14">
            <text:p>Mittwoch, 2015-10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15">
            <text:p>Donnerstag, 2015-10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16">
            <text:p>Freitag, 2015-10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17">
            <text:p>Samstag, 2015-10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18">
            <text:p>Sonntag, 2015-10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19">
            <text:p>Montag, 2015-10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20">
            <text:p>Dienstag, 2015-10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21">
            <text:p>Mittwoch, 2015-10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22">
            <text:p>Donnerstag, 2015-10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23">
            <text:p>Freitag, 2015-10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24">
            <text:p>Samstag, 2015-10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25">
            <text:p>Sonntag, 2015-10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26">
            <text:p>Montag, 2015-10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27">
            <text:p>Dienstag, 2015-10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28">
            <text:p>Mittwoch, 2015-10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29">
            <text:p>Donnerstag, 2015-10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30">
            <text:p>Freitag, 2015-10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31">
            <text:p>Samstag, 2015-10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01">
            <text:p>Sonntag, 2015-11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02">
            <text:p>Montag, 2015-11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03">
            <text:p>Dienstag, 2015-11-0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04">
            <text:p>Mittwoch, 2015-11-0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05">
            <text:p>Donnerstag, 2015-11-0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06">
            <text:p>Freitag, 2015-11-0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07">
            <text:p>Samstag, 2015-11-0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08">
            <text:p>Sonntag, 2015-11-0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09">
            <text:p>Montag, 2015-11-0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10">
            <text:p>Dienstag, 2015-11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11">
            <text:p>Mittwoch, 2015-11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12">
            <text:p>Donnerstag, 2015-11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13">
            <text:p>Freitag, 2015-11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14">
            <text:p>Samstag, 2015-11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15">
            <text:p>Sonntag, 2015-11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16">
            <text:p>Montag, 2015-11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17">
            <text:p>Dienstag, 2015-11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18">
            <text:p>Mittwoch, 2015-11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19">
            <text:p>Donnerstag, 2015-11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20">
            <text:p>Freitag, 2015-11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21">
            <text:p>Samstag, 2015-11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22">
            <text:p>Sonntag, 2015-11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23">
            <text:p>Montag, 2015-11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24">
            <text:p>Dienstag, 2015-11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25">
            <text:p>Mittwoch, 2015-11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26">
            <text:p>Donnerstag, 2015-11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27">
            <text:p>Freitag, 2015-11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28">
            <text:p>Samstag, 2015-11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29">
            <text:p>Sonntag, 2015-11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30">
            <text:p>Montag, 2015-11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01">
            <text:p>Dienstag, 2015-12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02">
            <text:p>Mittwoch, 2015-12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03">
            <text:p>Donnerstag, 2015-12-0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04">
            <text:p>Freitag, 2015-12-0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05">
            <text:p>Samstag, 2015-12-0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06">
            <text:p>Sonntag, 2015-12-0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07">
            <text:p>Montag, 2015-12-0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08">
            <text:p>Dienstag, 2015-12-0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09">
            <text:p>Mittwoch, 2015-12-0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10">
            <text:p>Donnerstag, 2015-12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11">
            <text:p>Freitag, 2015-12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12">
            <text:p>Samstag, 2015-12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13">
            <text:p>Sonntag, 2015-12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14">
            <text:p>Montag, 2015-12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15">
            <text:p>Dienstag, 2015-12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16">
            <text:p>Mittwoch, 2015-12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17">
            <text:p>Donnerstag, 2015-12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18">
            <text:p>Freitag, 2015-12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19">
            <text:p>Samstag, 2015-12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20">
            <text:p>Sonntag, 2015-12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21">
            <text:p>Montag, 2015-12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22">
            <text:p>Dienstag, 2015-12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23">
            <text:p>Mittwoch, 2015-12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24">
            <text:p>Donnerstag, 2015-12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25">
            <text:p>Freitag, 2015-12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26">
            <text:p>Samstag, 2015-12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27">
            <text:p>Sonntag, 2015-12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28">
            <text:p>Montag, 2015-12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29">
            <text:p>Dienstag, 2015-12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30">
            <text:p>Mittwoch, 2015-12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31">
            <text:p>Donnerstag, 2015-12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01">
            <text:p>Freitag, 2016-01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02">
            <text:p>Samstag, 2016-01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03">
            <text:p>Sonntag, 2016-01-0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04">
            <text:p>Montag, 2016-01-0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05">
            <text:p>Dienstag, 2016-01-0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06">
            <text:p>Mittwoch, 2016-01-0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07">
            <text:p>Donnerstag, 2016-01-0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08">
            <text:p>Freitag, 2016-01-0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09">
            <text:p>Samstag, 2016-01-0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10">
            <text:p>Sonntag, 2016-01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11">
            <text:p>Montag, 2016-01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12">
            <text:p>Dienstag, 2016-01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13">
            <text:p>Mittwoch, 2016-01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14">
            <text:p>Donnerstag, 2016-01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15">
            <text:p>Freitag, 2016-01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16">
            <text:p>Samstag, 2016-01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17">
            <text:p>Sonntag, 2016-01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18">
            <text:p>Montag, 2016-01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19">
            <text:p>Dienstag, 2016-01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20">
            <text:p>Mittwoch, 2016-01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21">
            <text:p>Donnerstag, 2016-01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22">
            <text:p>Freitag, 2016-01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23">
            <text:p>Samstag, 2016-01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24">
            <text:p>Sonntag, 2016-01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25">
            <text:p>Montag, 2016-01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26">
            <text:p>Dienstag, 2016-01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27">
            <text:p>Mittwoch, 2016-01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28">
            <text:p>Donnerstag, 2016-01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29">
            <text:p>Freitag, 2016-01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30">
            <text:p>Samstag, 2016-01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31">
            <text:p>Sonntag, 2016-01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2-01">
            <text:p>Montag, 2016-02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2-02">
            <text:p>Dienstag, 2016-02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2-03">
            <text:p>Mittwoch, 2016-02-0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2-04">
            <text:p>Donnerstag, 2016-02-0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2-05">
            <text:p>Freitag, 2016-02-05</text:p>
          </table:table-cell>
          <table:table-cell table:style-name="ce6" table:number-columns-repeated="3"/>
          <table:table-cell table:number-columns-repeated="2"/>
        </table:table-row>
        <table:table-row table:style-name="ro1">
          <table:table-cell/>
          <table:table-cell table:formula="of:=[.B2]" office:value-type="string" office:string-value="NAME">
            <text:p>NAME</text:p>
          </table:table-cell>
          <table:table-cell table:formula="of:=[.C2]" office:value-type="string" office:string-value="Altvater, Konstantin">
            <text:p>Altvater, Konstantin</text:p>
          </table:table-cell>
          <table:table-cell table:formula="of:=[.D2]" office:value-type="string" office:string-value="NAME">
            <text:p>NAME</text:p>
          </table:table-cell>
          <table:table-cell/>
          <table:table-cell table:style-name="ce9" office:value-type="string">
            <text:p>Gesamt</text:p>
          </table:table-cell>
        </table:table-row>
        <table:table-row table:style-name="ro1">
          <table:table-cell table:style-name="ce3" office:value-type="string">
            <text:p>Summe</text:p>
          </table:table-cell>
          <table:table-cell table:style-name="ce7" table:formula="of:=SUM([.B4:.B120])" office:value-type="time" office:time-value="PT00H00M00S">
            <text:p>00:00</text:p>
          </table:table-cell>
          <table:table-cell table:style-name="ce7" table:formula="of:=SUM([.C4:.C120])" office:value-type="time" office:time-value="PT00H00M00S">
            <text:p>00:00</text:p>
          </table:table-cell>
          <table:table-cell table:style-name="ce7" table:formula="of:=SUM([.D4:.D120])" office:value-type="time" office:time-value="PT00H00M00S">
            <text:p>00:00</text:p>
          </table:table-cell>
          <table:table-cell/>
          <table:table-cell table:style-name="ce10" table:formula="of:=SUM([.B122:.D122])" office:value-type="time" office:time-value="PT00H00M00S">
            <text:p>00:00</text:p>
          </table:table-cell>
        </table:table-row>
        <table:table-row table:style-name="ro1" table:number-rows-repeated="1048453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date-style style:name="N108">
      <number:day-of-week number:style="long"/>
      <number:text>, </number:text>
      <number:year number:style="long"/>
      <number:text>-</number:text>
      <number:month number:style="long"/>
      <number:text>-</number:text>
      <number:day number:style="long"/>
    </number:date-style>
    <number:time-style style:name="N109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="Arial"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5">25.10.2016</text:date>, <text:time>11:50:0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6T10:15:48.482000000</meta:creation-date>
    <meta:editing-duration>PT5M26S</meta:editing-duration>
    <meta:editing-cycles>6</meta:editing-cycles>
    <meta:generator>OpenOffice/4.0.1$Win32 OpenOffice.org_project/401m5$Build-9714</meta:generator>
    <meta:initial-creator>Kai Mindermann</meta:initial-creator>
    <dc:date>2016-10-25T11:50:08.20</dc:date>
    <meta:document-statistic meta:table-count="1" meta:cell-count="136" meta:object-count="0"/>
  </office:meta>
</office:document-meta>
</file>